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Verdana`" svg:font-family="Verdana`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style:font-name="Verdana" fo:font-weight="bold" officeooo:rsid="0010a30d" officeooo:paragraph-rsid="0010a30d" style:font-weight-asian="bold" style:font-weight-complex="bold"/>
    </style:style>
    <style:style style:name="P2" style:family="paragraph" style:parent-style-name="Standard">
      <style:paragraph-properties fo:line-height="200%" fo:text-align="center" style:justify-single-word="false"/>
      <style:text-properties style:font-name="Verdana" fo:font-weight="bold" officeooo:rsid="001209e0" officeooo:paragraph-rsid="001209e0" style:font-weight-asian="bold" style:font-weight-complex="bold"/>
    </style:style>
    <style:style style:name="P3" style:family="paragraph" style:parent-style-name="Standard">
      <style:paragraph-properties fo:line-height="200%" fo:text-align="start" style:justify-single-word="false"/>
      <style:text-properties style:font-name="Verdana" fo:font-weight="bold" officeooo:rsid="001209e0" officeooo:paragraph-rsid="001209e0" style:font-weight-asian="bold" style:font-weight-complex="bold"/>
    </style:style>
    <style:style style:name="P4" style:family="paragraph" style:parent-style-name="Standard">
      <style:paragraph-properties fo:line-height="200%" fo:text-align="justify" style:justify-single-word="false"/>
      <style:text-properties style:font-name="Verdana" fo:font-weight="bold" officeooo:rsid="001209e0" officeooo:paragraph-rsid="001209e0" style:font-weight-asian="bold" style:font-weight-complex="bold"/>
    </style:style>
    <style:style style:name="P5" style:family="paragraph" style:parent-style-name="Standard">
      <style:paragraph-properties fo:line-height="200%" fo:text-align="justify" style:justify-single-word="false"/>
      <style:text-properties style:font-name="Verdana" fo:font-weight="bold" officeooo:rsid="00133bba" officeooo:paragraph-rsid="00199aed" style:font-weight-asian="bold" style:font-weight-complex="bold"/>
    </style:style>
    <style:style style:name="P6" style:family="paragraph" style:parent-style-name="Standard">
      <style:paragraph-properties fo:line-height="200%" fo:text-align="justify" style:justify-single-word="false"/>
      <style:text-properties style:font-name="Verdana" fo:font-weight="bold" officeooo:rsid="0014b5ff" officeooo:paragraph-rsid="0014b5ff" style:font-weight-asian="bold" style:font-weight-complex="bold"/>
    </style:style>
    <style:style style:name="P7" style:family="paragraph" style:parent-style-name="Standard">
      <style:paragraph-properties fo:line-height="200%" fo:text-align="justify" style:justify-single-word="false"/>
      <style:text-properties style:font-name="Verdana" fo:font-weight="bold" officeooo:rsid="00163819" officeooo:paragraph-rsid="00163819" style:font-weight-asian="bold" style:font-weight-complex="bold"/>
    </style:style>
    <style:style style:name="P8" style:family="paragraph" style:parent-style-name="Standard">
      <style:paragraph-properties fo:line-height="200%" fo:text-align="justify" style:justify-single-word="false"/>
      <style:text-properties officeooo:paragraph-rsid="001e9a6f"/>
    </style:style>
    <style:style style:name="P9" style:family="paragraph" style:parent-style-name="Standard">
      <style:paragraph-properties fo:line-height="200%" fo:text-align="justify" style:justify-single-word="false"/>
      <style:text-properties officeooo:paragraph-rsid="001f7516"/>
    </style:style>
    <style:style style:name="P10" style:family="paragraph" style:parent-style-name="Standard">
      <style:paragraph-properties fo:line-height="200%" fo:text-align="justify" style:justify-single-word="false"/>
      <style:text-properties officeooo:paragraph-rsid="0024be22"/>
    </style:style>
    <style:style style:name="P11" style:family="paragraph" style:parent-style-name="Standard">
      <style:paragraph-properties fo:line-height="200%" fo:text-align="justify" style:justify-single-word="false"/>
      <style:text-properties style:font-name="Courier 10 Pitch" fo:font-size="10pt" fo:font-weight="bold" officeooo:rsid="00199aed" officeooo:paragraph-rsid="00163819" style:font-size-asian="10pt" style:font-weight-asian="bold" style:font-size-complex="10pt" style:font-weight-complex="bold"/>
    </style:style>
    <style:style style:name="P12" style:family="paragraph" style:parent-style-name="Standard" style:list-style-name="L1">
      <style:paragraph-properties fo:line-height="100%" fo:text-align="justify" style:justify-single-word="false"/>
      <style:text-properties style:font-name="Courier 10 Pitch" fo:font-size="10pt" fo:font-weight="bold" officeooo:rsid="00199aed" officeooo:paragraph-rsid="00199ae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Courier 10 Pitch" fo:font-size="10pt" fo:font-weight="bold" officeooo:rsid="001c0971" officeooo:paragraph-rsid="001c0971" style:font-size-asian="10pt" style:font-weight-asian="bold" style:font-size-complex="10pt" style:font-weight-complex="bold"/>
    </style:style>
    <style:style style:name="P14" style:family="paragraph" style:parent-style-name="Standard" style:list-style-name="L8">
      <style:paragraph-properties fo:line-height="100%" fo:text-align="justify" style:justify-single-word="false"/>
      <style:text-properties style:font-name="Courier 10 Pitch" fo:font-size="10pt" officeooo:rsid="001f7516" officeooo:paragraph-rsid="001f7516" style:font-size-asian="10pt" style:font-size-complex="10pt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Courier 10 Pitch" fo:font-size="10pt" officeooo:rsid="001ff128" officeooo:paragraph-rsid="001ff128" style:font-size-asian="10pt" style:font-size-complex="10pt"/>
    </style:style>
    <style:style style:name="P16" style:family="paragraph" style:parent-style-name="Standard" style:list-style-name="L9">
      <style:paragraph-properties fo:line-height="100%" fo:text-align="justify" style:justify-single-word="false"/>
      <style:text-properties style:font-name="Courier 10 Pitch" fo:font-size="10pt" officeooo:rsid="001ff128" officeooo:paragraph-rsid="001ff128" style:font-size-asian="10pt" style:font-size-complex="10pt"/>
    </style:style>
    <style:style style:name="P17" style:family="paragraph" style:parent-style-name="Standard" style:list-style-name="L10">
      <style:paragraph-properties fo:line-height="100%" fo:text-align="justify" style:justify-single-word="false"/>
      <style:text-properties style:font-name="Courier 10 Pitch" fo:font-size="10pt" officeooo:rsid="001ff128" officeooo:paragraph-rsid="001ff128" style:font-size-asian="10pt" style:font-size-complex="10pt"/>
    </style:style>
    <style:style style:name="P18" style:family="paragraph" style:parent-style-name="Standard" style:list-style-name="L11">
      <style:paragraph-properties fo:line-height="100%" fo:text-align="justify" style:justify-single-word="false"/>
      <style:text-properties style:font-name="Courier 10 Pitch" fo:font-size="10pt" officeooo:rsid="00241551" officeooo:paragraph-rsid="00241551" style:font-size-asian="10pt" style:font-size-complex="10pt"/>
    </style:style>
    <style:style style:name="P19" style:family="paragraph" style:parent-style-name="Standard" style:list-style-name="L7">
      <style:paragraph-properties fo:line-height="100%" fo:text-align="justify" style:justify-single-word="false"/>
      <style:text-properties style:font-name="Courier 10 Pitch" fo:font-size="10pt" fo:font-weight="normal" officeooo:rsid="001e9a6f" officeooo:paragraph-rsid="001e9a6f" style:font-size-asian="10pt" style:font-weight-asian="normal" style:font-size-complex="10pt" style:font-weight-complex="normal"/>
    </style:style>
    <style:style style:name="P20" style:family="paragraph" style:parent-style-name="Standard" style:list-style-name="L3">
      <style:paragraph-properties fo:line-height="100%" fo:text-align="justify" style:justify-single-word="false"/>
      <style:text-properties style:font-name="Courier 10 Pitch" fo:font-size="10pt" fo:font-weight="normal" officeooo:rsid="001c0971" officeooo:paragraph-rsid="001cd0f0" style:font-size-asian="10pt" style:font-weight-asian="normal" style:font-size-complex="10pt" style:font-weight-complex="normal"/>
    </style:style>
    <style:style style:name="P21" style:family="paragraph" style:parent-style-name="Standard" style:list-style-name="L3">
      <style:paragraph-properties fo:line-height="100%" fo:text-align="justify" style:justify-single-word="false"/>
      <style:text-properties style:font-name="Courier 10 Pitch" fo:font-size="10pt" fo:font-weight="normal" officeooo:rsid="001c0971" officeooo:paragraph-rsid="001c0971" style:font-size-asian="10pt" style:font-weight-asian="normal" style:font-size-complex="10pt" style:font-weight-complex="normal"/>
    </style:style>
    <style:style style:name="P22" style:family="paragraph" style:parent-style-name="Standard" style:list-style-name="L2">
      <style:paragraph-properties fo:line-height="100%" fo:text-align="justify" style:justify-single-word="false"/>
      <style:text-properties style:font-name="Courier 10 Pitch" fo:font-size="10pt" fo:font-weight="normal" officeooo:rsid="001c0971" officeooo:paragraph-rsid="001c0971" style:font-size-asian="10pt" style:font-weight-asian="normal" style:font-size-complex="10pt" style:font-weight-complex="normal"/>
    </style:style>
    <style:style style:name="P23" style:family="paragraph" style:parent-style-name="Standard" style:list-style-name="L12">
      <style:paragraph-properties fo:line-height="100%" fo:text-align="justify" style:justify-single-word="false"/>
      <style:text-properties style:font-name="Courier 10 Pitch" fo:font-size="10pt" fo:font-weight="normal" officeooo:rsid="0024be22" officeooo:paragraph-rsid="0024be22" style:font-size-asian="10pt" style:font-weight-asian="normal" style:font-size-complex="10pt" style:font-weight-complex="normal"/>
    </style:style>
    <style:style style:name="P24" style:family="paragraph" style:parent-style-name="Standard" style:list-style-name="L13">
      <style:paragraph-properties fo:line-height="100%" fo:text-align="justify" style:justify-single-word="false"/>
      <style:text-properties style:font-name="Courier 10 Pitch" fo:font-size="10pt" fo:font-weight="normal" officeooo:rsid="0024be22" officeooo:paragraph-rsid="0024be22" style:font-size-asian="10pt" style:font-weight-asian="normal" style:font-size-complex="10pt" style:font-weight-complex="normal"/>
    </style:style>
    <style:style style:name="P25" style:family="paragraph" style:parent-style-name="Standard" style:list-style-name="L1">
      <style:paragraph-properties fo:line-height="100%" fo:text-align="justify" style:justify-single-word="false"/>
      <style:text-properties style:font-name="Courier 10 Pitch" fo:font-size="10pt" fo:font-weight="normal" officeooo:rsid="00199aed" officeooo:paragraph-rsid="00199aed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00%" fo:text-align="justify" style:justify-single-word="false"/>
      <style:text-properties style:font-name="Verdana" fo:font-size="12pt" fo:font-weight="bold" officeooo:rsid="00199aed" officeooo:paragraph-rsid="00199aed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line-height="200%" fo:text-align="justify" style:justify-single-word="false"/>
      <style:text-properties style:font-name="Verdana" fo:font-size="12pt" fo:font-weight="bold" officeooo:rsid="00199aed" officeooo:paragraph-rsid="00199ae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line-height="200%" fo:text-align="justify" style:justify-single-word="false"/>
      <style:text-properties style:font-name="Verdana" fo:font-size="12pt" fo:font-weight="bold" officeooo:rsid="001c0971" officeooo:paragraph-rsid="001c0971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line-height="200%" fo:text-align="justify" style:justify-single-word="false"/>
      <style:text-properties style:font-name="Verdana" fo:font-size="12pt" fo:font-weight="bold" officeooo:rsid="001cd0f0" officeooo:paragraph-rsid="001cd0f0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line-height="100%" fo:text-align="justify" style:justify-single-word="false"/>
      <style:text-properties style:font-name="Verdana" fo:font-size="12pt" officeooo:rsid="001ff128" officeooo:paragraph-rsid="001ff128" style:font-size-asian="10.5pt" style:font-size-complex="12pt"/>
    </style:style>
    <style:style style:name="P31" style:family="paragraph" style:parent-style-name="Standard">
      <style:paragraph-properties fo:line-height="100%" fo:text-align="justify" style:justify-single-word="false"/>
      <style:text-properties style:font-name="Verdana" fo:font-size="12pt" officeooo:rsid="001ff128" officeooo:paragraph-rsid="0022a6f1" style:font-size-asian="10.5pt" style:font-size-complex="12pt"/>
    </style:style>
    <style:style style:name="P32" style:family="paragraph" style:parent-style-name="Standard">
      <style:paragraph-properties fo:line-height="200%" fo:text-align="justify" style:justify-single-word="false"/>
      <style:text-properties style:font-name="Verdana" fo:font-size="12pt" officeooo:rsid="001ff128" officeooo:paragraph-rsid="001ff128" style:font-size-asian="10.5pt" style:font-size-complex="12pt"/>
    </style:style>
    <style:style style:name="P33" style:family="paragraph" style:parent-style-name="Standard">
      <style:paragraph-properties fo:line-height="200%" fo:text-align="justify" style:justify-single-word="false"/>
      <style:text-properties style:font-name="Verdana" fo:font-size="12pt" officeooo:rsid="001ff128" officeooo:paragraph-rsid="0024be22" style:font-size-asian="10.5pt" style:font-size-complex="12pt"/>
    </style:style>
    <style:style style:name="P34" style:family="paragraph" style:parent-style-name="Standard">
      <style:paragraph-properties fo:line-height="200%" fo:text-align="justify" style:justify-single-word="false"/>
      <style:text-properties style:font-name="Verdana" fo:font-size="12pt" officeooo:rsid="00241551" officeooo:paragraph-rsid="00241551" style:font-size-asian="10.5pt" style:font-size-complex="12pt"/>
    </style:style>
    <style:style style:name="P35" style:family="paragraph" style:parent-style-name="Standard" style:list-style-name="L12">
      <style:paragraph-properties fo:line-height="200%" fo:text-align="justify" style:justify-single-word="false"/>
      <style:text-properties style:font-name="Verdana" fo:font-size="12pt" fo:font-weight="normal" officeooo:rsid="0024be22" officeooo:paragraph-rsid="0024be2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line-height="200%" fo:text-align="justify" style:justify-single-word="false"/>
      <style:text-properties style:font-name="Verdana" fo:font-size="12pt" fo:font-weight="normal" officeooo:rsid="0024be22" officeooo:paragraph-rsid="0024be22" style:font-size-asian="10.5pt" style:font-weight-asian="normal" style:font-size-complex="12pt" style:font-weight-complex="normal"/>
    </style:style>
    <style:style style:name="P37" style:family="paragraph" style:parent-style-name="Standard" style:list-style-name="L13">
      <style:paragraph-properties fo:line-height="200%" fo:text-align="justify" style:justify-single-word="false"/>
      <style:text-properties style:font-name="Verdana" fo:font-size="12pt" fo:font-weight="normal" officeooo:rsid="0024be22" officeooo:paragraph-rsid="0024be22" style:font-size-asian="10.5pt" style:font-weight-asian="normal" style:font-size-complex="12pt" style:font-weight-complex="normal"/>
    </style:style>
    <style:style style:name="P38" style:family="paragraph" style:parent-style-name="Standard" style:list-style-name="L7" style:master-page-name="">
      <loext:graphic-properties draw:fill="none"/>
      <style:paragraph-properties fo:margin-left="1.199cm" fo:margin-right="0cm" fo:line-height="100%" fo:text-align="justify" style:justify-single-word="false" fo:text-indent="-0.6cm" style:auto-text-indent="false" style:page-number="auto" fo:background-color="transparent"/>
      <style:text-properties style:font-name="Courier 10 Pitch" fo:font-size="10pt" fo:font-weight="normal" officeooo:rsid="001e9a6f" officeooo:paragraph-rsid="001e9a6f" style:font-size-asian="10pt" style:font-weight-asian="normal" style:font-size-complex="10pt" style:font-weight-complex="normal"/>
    </style:style>
    <style:style style:name="P39" style:family="paragraph" style:parent-style-name="Standard" style:list-style-name="L11" style:master-page-name="">
      <loext:graphic-properties draw:fill="none"/>
      <style:paragraph-properties fo:margin-left="1.199cm" fo:margin-right="0cm" fo:line-height="100%" fo:text-align="justify" style:justify-single-word="false" fo:text-indent="-0.6cm" style:auto-text-indent="false" style:page-number="auto" fo:background-color="transparent">
        <style:tab-stops>
          <style:tab-stop style:position="-0.397cm"/>
        </style:tab-stops>
      </style:paragraph-properties>
      <style:text-properties style:font-name="Courier 10 Pitch" fo:font-size="10pt" officeooo:rsid="00241551" officeooo:paragraph-rsid="00241551" style:font-size-asian="10pt" style:font-size-complex="10pt"/>
    </style:style>
    <style:style style:name="P40" style:family="paragraph" style:parent-style-name="Standard" style:list-style-name="L3" style:master-page-name="">
      <loext:graphic-properties draw:fill="none"/>
      <style:paragraph-properties fo:margin-left="1.199cm" fo:margin-right="0cm" fo:line-height="100%" fo:text-align="justify" style:justify-single-word="false" fo:text-indent="-0.6cm" style:auto-text-indent="false" style:page-number="auto" fo:background-color="transparent"/>
      <style:text-properties style:font-name="Courier 10 Pitch" fo:font-size="10pt" fo:font-weight="normal" officeooo:rsid="001c0971" officeooo:paragraph-rsid="001cd0f0" style:font-size-asian="10pt" style:font-weight-asian="normal" style:font-size-complex="10pt" style:font-weight-complex="normal"/>
    </style:style>
    <style:style style:name="P41" style:family="paragraph" style:parent-style-name="Standard" style:list-style-name="L3" style:master-page-name="">
      <loext:graphic-properties draw:fill="none"/>
      <style:paragraph-properties fo:margin-left="1.199cm" fo:margin-right="0cm" fo:line-height="100%" fo:text-align="justify" style:justify-single-word="false" fo:text-indent="-0.6cm" style:auto-text-indent="false" style:page-number="auto" fo:background-color="transparent"/>
      <style:text-properties style:font-name="Courier 10 Pitch" fo:font-size="10pt" fo:font-weight="normal" officeooo:rsid="001c0971" officeooo:paragraph-rsid="001c0971" style:font-size-asian="10pt" style:font-weight-asian="normal" style:font-size-complex="10pt" style:font-weight-complex="normal"/>
    </style:style>
    <style:style style:name="P42" style:family="paragraph" style:parent-style-name="Standard" style:list-style-name="L8" style:master-page-name="">
      <loext:graphic-properties draw:fill="none"/>
      <style:paragraph-properties fo:margin-left="1.199cm" fo:margin-right="0cm" fo:line-height="100%" fo:text-align="justify" style:justify-single-word="false" fo:text-indent="-0.6cm" style:auto-text-indent="false" style:page-number="auto" fo:background-color="transparent"/>
      <style:text-properties style:font-name="Courier 10 Pitch" fo:font-size="10pt" officeooo:rsid="001f7516" officeooo:paragraph-rsid="001f7516" style:font-size-asian="10pt" style:font-size-complex="10pt"/>
    </style:style>
    <style:style style:name="P43" style:family="paragraph" style:parent-style-name="Standard" style:list-style-name="L10" style:master-page-name="">
      <loext:graphic-properties draw:fill="none"/>
      <style:paragraph-properties fo:margin-left="1.199cm" fo:margin-right="0cm" fo:line-height="100%" fo:text-align="justify" style:justify-single-word="false" fo:text-indent="-0.6cm" style:auto-text-indent="false" style:page-number="auto" fo:background-color="transparent"/>
      <style:text-properties style:font-name="Courier 10 Pitch" fo:font-size="10pt" officeooo:rsid="001ff128" officeooo:paragraph-rsid="001ff128" style:font-size-asian="10pt" style:font-size-complex="10pt"/>
    </style:style>
    <style:style style:name="P44" style:family="paragraph" style:parent-style-name="Standard" style:list-style-name="L9" style:master-page-name="">
      <loext:graphic-properties draw:fill="none"/>
      <style:paragraph-properties fo:margin-left="1.101cm" fo:margin-right="0cm" fo:line-height="100%" fo:text-align="justify" style:justify-single-word="false" fo:text-indent="-0.499cm" style:auto-text-indent="false" style:page-number="auto" fo:background-color="transparent"/>
      <style:text-properties style:font-name="Courier 10 Pitch" fo:font-size="10pt" officeooo:rsid="001ff128" officeooo:paragraph-rsid="001ff128" style:font-size-asian="10pt" style:font-size-complex="10pt"/>
    </style:style>
    <style:style style:name="T1" style:family="text">
      <style:text-properties officeooo:rsid="00127e2a"/>
    </style:style>
    <style:style style:name="T2" style:family="text">
      <style:text-properties fo:font-weight="normal" officeooo:rsid="00127e2a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27e2a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c0971" style:font-style-asian="italic" style:font-weight-asian="normal" style:font-style-complex="italic" style:font-weight-complex="normal"/>
    </style:style>
    <style:style style:name="T6" style:family="text">
      <style:text-properties fo:font-style="italic" officeooo:rsid="001c0971" style:font-style-asian="italic" style:font-style-complex="italic"/>
    </style:style>
    <style:style style:name="T7" style:family="text">
      <style:text-properties fo:font-style="italic" officeooo:rsid="001cd0f0" style:font-style-asian="italic" style:font-style-complex="italic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27e2a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41d59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4b5ff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7b4ea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99aed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ac093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e9a6f" style:font-style-asian="normal" style:font-weight-asian="normal" style:font-style-complex="normal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ac093" style:font-style-asian="normal" style:font-style-complex="normal"/>
    </style:style>
    <style:style style:name="T18" style:family="text">
      <style:text-properties fo:font-style="normal" officeooo:rsid="001e9a6f" style:font-style-asian="normal" style:font-style-complex="normal"/>
    </style:style>
    <style:style style:name="T19" style:family="text">
      <style:text-properties fo:font-style="normal" officeooo:rsid="001cd0f0" style:font-style-asian="normal" style:font-style-complex="normal"/>
    </style:style>
    <style:style style:name="T20" style:family="text">
      <style:text-properties fo:font-style="normal" officeooo:rsid="001f7516" style:font-style-asian="normal" style:font-style-complex="normal"/>
    </style:style>
    <style:style style:name="T21" style:family="text">
      <style:text-properties fo:font-style="normal" officeooo:rsid="0017b4ea" style:font-style-asian="normal" style:font-style-complex="normal"/>
    </style:style>
    <style:style style:name="T22" style:family="text">
      <style:text-properties fo:font-style="normal" officeooo:rsid="00272d58" style:font-style-asian="normal" style:font-style-complex="normal"/>
    </style:style>
    <style:style style:name="T23" style:family="text">
      <style:text-properties style:font-name="Verdana" fo:font-size="12pt" fo:font-style="normal" fo:font-weight="normal" officeooo:rsid="001e9a6f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Verdana" fo:font-size="12pt" fo:font-style="normal" fo:font-weight="normal" officeooo:rsid="001cd0f0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Verdana" fo:font-size="12pt" fo:font-style="normal" fo:font-weight="normal" officeooo:rsid="001f7516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Verdana" fo:font-size="12pt" fo:font-style="normal" fo:font-weight="normal" officeooo:rsid="0024dd51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Verdana" fo:font-size="12pt" fo:font-style="normal" fo:font-weight="normal" officeooo:rsid="00260c52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Verdana" fo:font-size="12pt" fo:font-style="italic" fo:font-weight="normal" officeooo:rsid="001e9a6f" style:font-size-asian="10.5pt" style:font-style-asian="italic" style:font-weight-asian="normal" style:font-size-complex="12pt" style:font-style-complex="italic" style:font-weight-complex="normal"/>
    </style:style>
    <style:style style:name="T29" style:family="text">
      <style:text-properties style:font-name="Verdana" fo:font-size="12pt" fo:font-style="italic" fo:font-weight="normal" officeooo:rsid="001cd0f0" style:font-size-asian="10.5pt" style:font-style-asian="italic" style:font-weight-asian="normal" style:font-size-complex="12pt" style:font-style-complex="italic" style:font-weight-complex="normal"/>
    </style:style>
    <style:style style:name="T30" style:family="text">
      <style:text-properties officeooo:rsid="0021cd46"/>
    </style:style>
    <style:style style:name="T31" style:family="text">
      <style:text-properties officeooo:rsid="0022a6f1"/>
    </style:style>
    <style:style style:name="T32" style:family="text">
      <style:text-properties officeooo:rsid="00272d58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 text:start-value="2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 text:start-value="2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 text:start-value="2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27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27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27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27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2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2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2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27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27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 text:start-value="2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27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27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27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27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2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2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2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27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27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 text:start-value="4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 text:start-value="5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38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38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38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38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3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3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3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3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38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 text:start-value="6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49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49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49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49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49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4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49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4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4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 text:start-value="7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57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57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57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57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5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5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5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57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57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 text:start-value="7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6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6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6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6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6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6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66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66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66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 text:start-value="8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 text:start-value="9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8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8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8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8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8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8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8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8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8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B IV</text:p>
      <text:p text:style-name="P2">IMPLEMENTASI DAN PEMBAHASAN SISTEM</text:p>
      <text:p text:style-name="P3">4.1<text:tab/><text:span text:style-name="T1">Implementasi Sistem</text:span></text:p>
      <text:p text:style-name="P4"><text:tab/><text:span text:style-name="T2">Implementasi sistem pada bagian ini akan membahas penggunaan dari </text:span><text:span text:style-name="T4">library <text:s/>framework </text:span><text:span text:style-name="T9">yang telah dibangun.</text:span></text:p>
      <text:p text:style-name="P5"><text:span text:style-name="T9">C</text:span><text:span text:style-name="T8">ontoh kasus yang digunakan adalah membangun sebuah website yang menginformasikan pengumuman pada sebuah </text:span><text:span text:style-name="T10">sekolah</text:span><text:span text:style-name="T8">, baik itu berupa pengumuman berita, agenda dan lain-lain. </text:span><text:span text:style-name="T10">Pada contoh kasus ini terdapat tiga level </text:span><text:span text:style-name="T11">pengguna</text:span><text:span text:style-name="T10"> yaitu super user(level 1), admin(level 2) dan siswa(level 3). </text:span><text:span text:style-name="T11">Super user dapat melakukan penambahan dan penghapusan pengguna serta </text:span><text:span text:style-name="T13">penambahan, pengubahan dan penghapusan pengumuman.</text:span></text:p>
      <text:p text:style-name="P5"><text:span text:style-name="T13"><text:tab/></text:span><text:span text:style-name="T11">Admin dapat melakukan penambahan, pengubahan pengumuman dan penghapusan pengumuman serta mengubah password miliknya sendiri. Siswa hanya dapat melakukan penambahan pengumuman dan mengubah password miliknya sendiri.</text:span></text:p>
      <text:p text:style-name="P6"><text:span text:style-name="T8"><text:tab/>Pada halaman awal </text:span><text:span text:style-name="T3">website </text:span><text:span text:style-name="T8">akan ditampilkan lima pengumuman tebaru dan pengumuman yang terdahulu ditampilkan pada halaman pengumuman terdahulu.</text:span></text:p>
      <text:p text:style-name="P7"><text:span text:style-name="T16">4.1.1<text:tab/></text:span><text:span text:style-name="T6">Controller</text:span><text:span text:style-name="T16"> Admin</text:span></text:p>
      <text:p text:style-name="P7"><text:span text:style-name="T16"><text:tab/></text:span><text:span text:style-name="T5">Controller</text:span><text:span text:style-name="T12"> admin merupakan halaman untuk mengisikan </text:span><text:soft-page-break/><text:span text:style-name="T12">data pengumuman dan data pengguna.</text:span></text:p>
      <text:p text:style-name="P11"><text:span text:style-name="T12"/></text:p>
      <text:list xml:id="list3190269821414259643" text:style-name="L1">
        <text:list-item>
          <text:p text:style-name="P25"><text:span text:style-name="T21">class Admin extends CI_Controller {</text:span></text:p>
        </text:list-item>
        <text:list-item>
          <text:p text:style-name="P25"><text:span text:style-name="T21">public function Admin()</text:span></text:p>
        </text:list-item>
        <text:list-item>
          <text:p text:style-name="P25"><text:span text:style-name="T21"><text:tab/>{</text:span></text:p>
        </text:list-item>
        <text:list-item>
          <text:p text:style-name="P25"><text:span text:style-name="T21"><text:tab/><text:tab/>parent::__construct();</text:span></text:p>
        </text:list-item>
        <text:list-item>
          <text:p text:style-name="P25"><text:span text:style-name="T21"><text:tab/><text:tab/>if(!$this-&gt;session-&gt;userdata('isLogin')){</text:span></text:p>
        </text:list-item>
        <text:list-item>
          <text:p text:style-name="P25"><text:span text:style-name="T21"><text:tab/><text:tab/><text:tab/>redirect('login','refresh');</text:span></text:p>
        </text:list-item>
        <text:list-item>
          <text:p text:style-name="P25"><text:span text:style-name="T21"><text:tab/><text:tab/>}</text:span></text:p>
        </text:list-item>
        <text:list-item>
          <text:p text:style-name="P25"><text:span text:style-name="T21"><text:tab/><text:tab/>$this-&gt;load-&gt;model('model_article');</text:span></text:p>
        </text:list-item>
        <text:list-item>
          <text:p text:style-name="P25"><text:span text:style-name="T21"><text:tab/><text:tab/>$this-&gt;load-&gt;model('model_login');</text:span></text:p>
        </text:list-item>
        <text:list-item>
          <text:p text:style-name="P25"><text:span text:style-name="T21"><text:tab/><text:tab/>$this-&gt;load-&gt;library('mongoigniterbase');</text:span></text:p>
        </text:list-item>
        <text:list-item>
          <text:p text:style-name="P25"><text:span text:style-name="T21"><text:tab/><text:tab/>$this-&gt;load-&gt;library('mongoquery');</text:span></text:p>
        </text:list-item>
        <text:list-item>
          <text:p text:style-name="P25"><text:span text:style-name="T21"><text:tab/><text:tab/>$this-&gt;load-&gt;library('mongocrud');</text:span></text:p>
        </text:list-item>
        <text:list-item>
          <text:p text:style-name="P12"><text:span text:style-name="T12"><text:tab/>}<text:tab/></text:span></text:p>
        </text:list-item>
      </text:list>
      <text:p text:style-name="P26"><text:span text:style-name="T12"/></text:p>
      <text:p text:style-name="P27"><text:span text:style-name="T8"><text:tab/>Baris 1 merupakan inisialisasi kelas admin yang merupakan </text:span><text:span text:style-name="T3">controller framework </text:span><text:span text:style-name="T8">Codeigniter. Baris 4 merupakan pembuatan konstruktor dari kelas Admin. Baris 5-6 merupakan verifikasi user apakah sudah melakukan proses logipn atau belum. Baris 8 dan 9 perintah untuk memanggil model yaitu model_article dan model_login. Baris 10-12 perintah untuk memanggil </text:span><text:span text:style-name="T3">library </text:span><text:span text:style-name="T8">mongoigniterbase, mongoquer</text:span><text:span text:style-name="T14">y dan mongocrud.</text:span></text:p>
      <text:list xml:id="list1453860341190684764" text:style-name="L2">
        <text:list-item>
          <text:p text:style-name="P22"><text:span text:style-name="T17">private function sess_data()</text:span></text:p>
        </text:list-item>
        <text:list-item>
          <text:p text:style-name="P22"><text:span text:style-name="T17"><text:tab/>{</text:span></text:p>
        </text:list-item>
        <text:list-item>
          <text:p text:style-name="P22"><text:span text:style-name="T17"><text:tab/><text:tab/># code...</text:span></text:p>
        </text:list-item>
        <text:list-item>
          <text:p text:style-name="P22"><text:span text:style-name="T17"><text:tab/><text:tab/>$username=$this-&gt;session-&gt;userdata('username');</text:span></text:p>
        </text:list-item>
        <text:list-item>
          <text:p text:style-name="P22"><text:span text:style-name="T17"><text:tab/><text:tab/>return $username;</text:span></text:p>
        </text:list-item>
        <text:list-item>
          <text:p text:style-name="P22"><text:span text:style-name="T17"><text:tab/>}</text:span></text:p>
        </text:list-item>
        <text:list-item>
          <text:p text:style-name="P22"><text:span text:style-name="T17">private function getLevel($username){</text:span></text:p>
        </text:list-item>
        <text:list-item>
          <text:p text:style-name="P22"><text:span text:style-name="T17"><text:tab/><text:tab/>$level=$this-&gt;model_login-&gt;get_level($username);</text:span></text:p>
        </text:list-item>
        <text:list-item>
          <text:p text:style-name="P22"><text:span text:style-name="T17"><text:tab/><text:tab/>return $level['level'];</text:span></text:p>
        </text:list-item>
        <text:list-item>
          <text:p text:style-name="P22"><text:span text:style-name="T17"><text:tab/>}</text:span></text:p>
        </text:list-item>
      </text:list>
      <text:p text:style-name="P28"><text:span text:style-name="T14"/></text:p>
      <text:p text:style-name="P28"><text:span text:style-name="T8"><text:tab/>Fungsi sessdata digunakan untuk mengambil </text:span><text:span text:style-name="T3">username </text:span><text:span text:style-name="T8">pengguna yang login melalui session. Fungsi getLevel digunakan </text:span><text:soft-page-break/><text:span text:style-name="T8">untuk mengambil level dari pengguna yang login.</text:span></text:p>
      <text:list xml:id="list6931607471717746659" text:style-name="L3">
        <text:list-item>
          <text:p text:style-name="P41"><text:span text:style-name="T16"><text:s/>public function input_article()</text:span></text:p>
        </text:list-item>
        <text:list-item>
          <text:p text:style-name="P21"><text:span text:style-name="T16"><text:tab/>{</text:span></text:p>
        </text:list-item>
        <text:list-item>
          <text:p text:style-name="P21"><text:span text:style-name="T16"><text:tab/><text:tab/>$data['user']=$this-&gt;sess_data();</text:span></text:p>
        </text:list-item>
        <text:list-item>
          <text:p text:style-name="P21"><text:span text:style-name="T16"><text:tab/><text:tab/>$data['level']=$this-&gt;getLevel($this-&gt;sess_data());</text:span></text:p>
        </text:list-item>
        <text:list-item>
          <text:p text:style-name="P21"><text:span text:style-name="T16"><text:tab/><text:tab/>$data['content']='admin/input_article';</text:span></text:p>
        </text:list-item>
        <text:list-item>
          <text:p text:style-name="P21"><text:span text:style-name="T16"><text:tab/><text:tab/>$this-&gt;load-&gt;view('admin/admin', $data);</text:span></text:p>
        </text:list-item>
        <text:list-item>
          <text:p text:style-name="P21"><text:span text:style-name="T16"><text:tab/>}</text:span></text:p>
        </text:list-item>
      </text:list>
      <text:p text:style-name="P13"><text:span text:style-name="T8"/></text:p>
      <text:p text:style-name="P29"><text:span text:style-name="T8"><text:tab/>Fungsi input_article digunakan untuk memanggil </text:span><text:span text:style-name="T3">view</text:span><text:span text:style-name="T8"> admin dengan menyertakan data </text:span><text:span text:style-name="T3">user, </text:span><text:span text:style-name="T8">level dan </text:span><text:span text:style-name="T3">content</text:span><text:span text:style-name="T8"> . Data </text:span><text:span text:style-name="T3">user </text:span><text:span text:style-name="T8">merupakan session pengguna yang login, data level merupakan level pengguna yang login dan data </text:span><text:span text:style-name="T3">content </text:span><text:span text:style-name="T8">merupakan </text:span><text:span text:style-name="T3">form</text:span><text:span text:style-name="T8"> isian pengumuman.</text:span></text:p>
      <text:list xml:id="list111417774345144" text:continue-numbering="true" text:style-name="L3">
        <text:list-item>
          <text:p text:style-name="P40"><text:span text:style-name="T16"><text:s/>public function do_input_article()</text:span></text:p>
        </text:list-item>
        <text:list-item>
          <text:p text:style-name="P20"><text:span text:style-name="T16"><text:tab/>{</text:span></text:p>
        </text:list-item>
        <text:list-item>
          <text:p text:style-name="P20"><text:span text:style-name="T16"><text:tab/><text:tab/>$judul=$this-&gt;input-&gt;post('judul', TRUE);</text:span></text:p>
        </text:list-item>
        <text:list-item>
          <text:p text:style-name="P20"><text:span text:style-name="T16"><text:tab/><text:tab/>$isi=$this-&gt;input-&gt;post('isi', TRUE);</text:span></text:p>
        </text:list-item>
        <text:list-item>
          <text:p text:style-name="P20"><text:span text:style-name="T16"><text:tab/><text:tab/>$kategori=$this-&gt;input-&gt;post('kategori', TRUE);</text:span></text:p>
        </text:list-item>
        <text:list-item>
          <text:p text:style-name="P20"><text:span text:style-name="T16"><text:tab/><text:tab/>$tgl=new MongoDate();</text:span></text:p>
        </text:list-item>
        <text:list-item>
          <text:p text:style-name="P20"><text:span text:style-name="T16"><text:tab/><text:tab/>$_id=hash('sha1',time());</text:span></text:p>
        </text:list-item>
        <text:list-item>
          <text:p text:style-name="P20"><text:span text:style-name="T16">$input=$this-&gt;model_article-&gt;input_article($_id,$judul,$kategori,$isi,$tgl);</text:span></text:p>
        </text:list-item>
        <text:list-item>
          <text:p text:style-name="P20"><text:span text:style-name="T16"><text:tab/>redirect('admin/article_list','refresh');</text:span></text:p>
        </text:list-item>
        <text:list-item>
          <text:p text:style-name="P20"><text:span text:style-name="T16">}</text:span></text:p>
        </text:list-item>
      </text:list>
      <text:p text:style-name="P10"><text:span text:style-name="T23"><text:tab/></text:span></text:p>
      <text:p text:style-name="P10"><text:span text:style-name="T23"><text:tab/>Fungsi do_input_article akan memproses isian yang telah dikirimkan untuk diisikan ke basisdata. Baris </text:span><text:span text:style-name="T26">38</text:span><text:span text:style-name="T23"> akan merupakan proses pengiriman data ke kelas model_articel untuk selanjutnya diisikan ke basis data. Baris </text:span><text:span text:style-name="T26">39</text:span><text:span text:style-name="T23"> berfungsi untuk mengarahkan ke <text:s/>fungsi article_list pada </text:span><text:span text:style-name="T28">controller </text:span><text:span text:style-name="T23">admin.</text:span></text:p>
      <text:p text:style-name="P8"><text:span text:style-name="T23"/></text:p>
      <text:list xml:id="list5383552106616895578" text:style-name="L7">
        <text:list-item>
          <text:p text:style-name="P38"><text:span text:style-name="T16"><text:s/>public function article_update($id)</text:span></text:p>
        </text:list-item>
        <text:list-item>
          <text:p text:style-name="P19"><text:span text:style-name="T16"><text:tab/>{</text:span></text:p>
        </text:list-item>
        <text:list-item>
          <text:p text:style-name="P19"><text:soft-page-break/><text:span text:style-name="T16"><text:tab/><text:tab/># code...</text:span></text:p>
        </text:list-item>
        <text:list-item>
          <text:p text:style-name="P19"><text:span text:style-name="T16"><text:tab/><text:tab/>$data['user']=$this-&gt;sess_data();</text:span></text:p>
        </text:list-item>
        <text:list-item>
          <text:p text:style-name="P19"><text:span text:style-name="T16"><text:tab/><text:tab/>$data['level']=$this-&gt;getLevel($this-&gt;sess_data());</text:span></text:p>
        </text:list-item>
        <text:list-item>
          <text:p text:style-name="P19"><text:span text:style-name="T16">$data['detail']=$this-&gt;model_article-&gt;get_article_byID($id);</text:span></text:p>
        </text:list-item>
        <text:list-item>
          <text:p text:style-name="P19"><text:span text:style-name="T16"><text:tab/><text:tab/>$data['content']='admin/update_article';</text:span></text:p>
        </text:list-item>
        <text:list-item>
          <text:p text:style-name="P19"><text:span text:style-name="T16"><text:tab/><text:tab/>$this-&gt;load-&gt;view('admin/admin', $data);</text:span></text:p>
        </text:list-item>
        <text:list-item>
          <text:p text:style-name="P19"><text:span text:style-name="T16"/></text:p>
        </text:list-item>
        <text:list-item>
          <text:p text:style-name="P19"><text:span text:style-name="T16"><text:tab/>}</text:span></text:p>
        </text:list-item>
      </text:list>
      <text:p text:style-name="P8"><text:span text:style-name="T23"/></text:p>
      <text:p text:style-name="P8"><text:span text:style-name="T23"><text:tab/>Fungsi article_update </text:span><text:span text:style-name="T24">digunakan untuk memanggil </text:span><text:span text:style-name="T29">view</text:span><text:span text:style-name="T24"> admin dengan menyertakan data </text:span><text:span text:style-name="T29">user, </text:span><text:span text:style-name="T24">level dan </text:span><text:span text:style-name="T29">content</text:span><text:span text:style-name="T24"> . Data </text:span><text:span text:style-name="T29">user </text:span><text:span text:style-name="T24">merupakan session pengguna yang login, data level merupakan level pengguna yang login dan data </text:span><text:span text:style-name="T29">content </text:span><text:span text:style-name="T24">merupakan </text:span><text:span text:style-name="T29">form</text:span><text:span text:style-name="T24"> </text:span><text:span text:style-name="T23">update</text:span><text:span text:style-name="T24"> pengumuman.</text:span><text:span text:style-name="T25"> </text:span></text:p>
      <text:list xml:id="list1226703940792923207" text:style-name="L8">
        <text:list-item>
          <text:p text:style-name="P42"><text:span text:style-name="T8"><text:s/>public function do_update_article()</text:span></text:p>
        </text:list-item>
        <text:list-item>
          <text:p text:style-name="P14"><text:span text:style-name="T8"><text:tab/>{</text:span></text:p>
        </text:list-item>
        <text:list-item>
          <text:p text:style-name="P14"><text:span text:style-name="T8"><text:tab/><text:tab/># code...</text:span></text:p>
        </text:list-item>
        <text:list-item>
          <text:p text:style-name="P14"><text:span text:style-name="T8"><text:tab/><text:tab/>$_id=$this-&gt;input-&gt;post('id', TRUE);</text:span></text:p>
        </text:list-item>
        <text:list-item>
          <text:p text:style-name="P14"><text:span text:style-name="T8"><text:tab/><text:tab/>$judul=$this-&gt;input-&gt;post('judul', TRUE);</text:span></text:p>
        </text:list-item>
        <text:list-item>
          <text:p text:style-name="P14"><text:span text:style-name="T8"><text:tab/><text:tab/>$isi=$this-&gt;input-&gt;post('isi', TRUE);</text:span></text:p>
        </text:list-item>
        <text:list-item>
          <text:p text:style-name="P14"><text:span text:style-name="T8"><text:tab/><text:tab/>$kategori=$this-&gt;input-&gt;post('kategori', TRUE);</text:span></text:p>
        </text:list-item>
        <text:list-item>
          <text:p text:style-name="P14"><text:span text:style-name="T8"><text:tab/><text:tab/>$tgl=new MongoDate();</text:span></text:p>
        </text:list-item>
        <text:list-item>
          <text:p text:style-name="P14"><text:span text:style-name="T8"><text:tab/><text:tab/>$input=$this-&gt;model_article-&gt;update_article($_id,$judul,$kategori,$isi,$tgl);</text:span></text:p>
        </text:list-item>
        <text:list-item>
          <text:p text:style-name="P14"><text:span text:style-name="T8"><text:tab/>redirect('admin/article_list','refresh');</text:span></text:p>
        </text:list-item>
        <text:list-item>
          <text:p text:style-name="P14"><text:span text:style-name="T8"><text:tab/>}</text:span></text:p>
        </text:list-item>
      </text:list>
      <text:p text:style-name="P9"><text:span text:style-name="T23"/></text:p>
      <text:p text:style-name="P9"><text:span text:style-name="T23"><text:tab/>Fungsi do_input_article akan memproses isian yang telah dikirimkan untuk diisikan ke basisdata. Baris </text:span><text:span text:style-name="T27">59</text:span><text:span text:style-name="T23"> merupakan proses pengiriman data ke kelas model_articel untuk selanjutnya diisikan ke basis data. Baris </text:span><text:span text:style-name="T27">60</text:span><text:span text:style-name="T23"> berfungsi untuk mengarahkan ke <text:s/>fungsi article_list pada </text:span><text:span text:style-name="T28">controller </text:span><text:span text:style-name="T23">admin.</text:span></text:p>
      <text:list xml:id="list2225548081957786922" text:style-name="L9">
        <text:list-item>
          <text:p text:style-name="P44"><text:span text:style-name="T15">public function article_list()</text:span></text:p>
        </text:list-item>
        <text:list-item>
          <text:p text:style-name="P16"><text:span text:style-name="T15"><text:tab/>{</text:span></text:p>
        </text:list-item>
        <text:list-item>
          <text:p text:style-name="P16"><text:soft-page-break/><text:span text:style-name="T15"><text:tab/><text:tab/># code...</text:span></text:p>
        </text:list-item>
        <text:list-item>
          <text:p text:style-name="P16"><text:span text:style-name="T15"><text:tab/><text:tab/>$data['user']=$this-&gt;sess_data();</text:span></text:p>
        </text:list-item>
        <text:list-item>
          <text:p text:style-name="P16"><text:span text:style-name="T15"><text:tab/><text:tab/>$data['level']=$this-&gt;getLevel($this-&gt;sess_data());</text:span></text:p>
        </text:list-item>
        <text:list-item>
          <text:p text:style-name="P16"><text:span text:style-name="T15"><text:tab/><text:tab/>$data['list']=$this-&gt;model_article-&gt;get_article();</text:span></text:p>
        </text:list-item>
        <text:list-item>
          <text:p text:style-name="P16"><text:span text:style-name="T15"><text:tab/><text:tab/>$data['content']='admin/article_list';</text:span></text:p>
        </text:list-item>
        <text:list-item>
          <text:p text:style-name="P16"><text:span text:style-name="T15"><text:tab/><text:tab/>$this-&gt;load-&gt;view('admin/admin', $data);</text:span></text:p>
        </text:list-item>
        <text:list-item>
          <text:p text:style-name="P16"><text:span text:style-name="T15"><text:tab/>}</text:span></text:p>
          <text:p text:style-name="P16"><text:span text:style-name="T15"/></text:p>
        </text:list-item>
      </text:list>
      <text:p text:style-name="P32"><text:tab/>Fungsi article_list digunakan untuk menampilkan pengumuman. <text:span text:style-name="T31">Baris 66 memanggil fungsi get_articel pada kelas model_article dimana fungsi ini digunakan untuk mengambil data di basis data.</text:span></text:p>
      <text:p text:style-name="P30"/>
      <text:list xml:id="list6033741588124197649" text:style-name="L10">
        <text:list-item>
          <text:p text:style-name="P43">public function article_detail($id)</text:p>
        </text:list-item>
        <text:list-item>
          <text:p text:style-name="P17"><text:tab/>{</text:p>
        </text:list-item>
        <text:list-item>
          <text:p text:style-name="P17"><text:tab/><text:tab/># code...</text:p>
        </text:list-item>
        <text:list-item>
          <text:p text:style-name="P17"><text:tab/><text:tab/>$data['user']=$this-&gt;sess_data();</text:p>
        </text:list-item>
        <text:list-item>
          <text:p text:style-name="P17"><text:tab/><text:tab/>$data['level']=$this-&gt;getLevel($this-&gt;sess_data());</text:p>
        </text:list-item>
        <text:list-item>
          <text:p text:style-name="P17"><text:tab/><text:tab/>$data['detail']=$this-&gt;model_article-&gt;get_article_byID($id);</text:p>
        </text:list-item>
        <text:list-item>
          <text:p text:style-name="P17"><text:tab/><text:tab/>$data['content']='admin/article_detail';</text:p>
        </text:list-item>
        <text:list-item>
          <text:p text:style-name="P17"><text:tab/><text:tab/>$this-&gt;load-&gt;view('admin/admin', $data);</text:p>
        </text:list-item>
        <text:list-item>
          <text:p text:style-name="P17"><text:tab/>} </text:p>
        </text:list-item>
      </text:list>
      <text:p text:style-name="P15"/>
      <text:p text:style-name="P33"><text:tab/></text:p>
      <text:p text:style-name="P33"><text:span text:style-name="T30"><text:tab/>Fungsi article_detail digunakan untuk menampilkan pengumuman yang dipilih secara spesifik sesuai dengan kriteria. Baris 75 memanggil fungsi get_articel_byID dengan mengirimkan parameter id pada kelas model_article dimana fungsi ini digunakan untuk mengambil data di basis data.</text:span></text:p>
      <text:p text:style-name="P31"/>
      <text:list xml:id="list2516877664311876058" text:style-name="L11">
        <text:list-item>
          <text:p text:style-name="P39">public function delete_article($id)</text:p>
        </text:list-item>
        <text:list-item>
          <text:p text:style-name="P18"><text:tab/>{</text:p>
        </text:list-item>
        <text:list-item>
          <text:p text:style-name="P18"><text:tab/><text:tab/># code...</text:p>
        </text:list-item>
        <text:list-item>
          <text:p text:style-name="P18"><text:tab/><text:tab/>$_id=$id;</text:p>
        </text:list-item>
        <text:list-item>
          <text:p text:style-name="P18"><text:tab/><text:tab/>$hapus=$this-&gt;model_article-&gt;delete($_id);</text:p>
        </text:list-item>
        <text:list-item>
          <text:p text:style-name="P18"><text:soft-page-break/><text:tab/><text:tab/>redirect('admin/article_list','refresh');</text:p>
        </text:list-item>
        <text:list-item>
          <text:p text:style-name="P18"><text:tab/>}</text:p>
        </text:list-item>
      </text:list>
      <text:p text:style-name="P34"/>
      <text:p text:style-name="P34"><text:tab/>Fungsi delete_article digunakan untuk menghapus pengumuman yang sesuai kriteria yang ditentukan. Baris <text:span text:style-name="T32">83</text:span> memanggil fungsi delete pada <text:span text:style-name="T16">kelas model_article dengan menyertakan parameter id.</text:span></text:p>
      <text:list xml:id="list9215733541302782390" text:style-name="L12">
        <text:list-item>
          <text:p text:style-name="P23"><text:span text:style-name="T16">public function user_list()</text:span></text:p>
        </text:list-item>
        <text:list-item>
          <text:p text:style-name="P23"><text:span text:style-name="T16"><text:tab/>{</text:span></text:p>
        </text:list-item>
        <text:list-item>
          <text:p text:style-name="P23"><text:span text:style-name="T16"><text:tab/><text:tab/># code...</text:span></text:p>
        </text:list-item>
        <text:list-item>
          <text:p text:style-name="P23"><text:span text:style-name="T16"><text:tab/><text:tab/>$data['user']=$this-&gt;sess_data();</text:span></text:p>
        </text:list-item>
        <text:list-item>
          <text:p text:style-name="P23"><text:span text:style-name="T16"><text:tab/><text:tab/>$data['level']=$this-&gt;getLevel($this-&gt;sess_data());</text:span></text:p>
        </text:list-item>
        <text:list-item>
          <text:p text:style-name="P23"><text:span text:style-name="T16"><text:tab/><text:tab/>$data['list']=$this-&gt;model_login-&gt;getDaftarUser();</text:span></text:p>
        </text:list-item>
        <text:list-item>
          <text:p text:style-name="P23"><text:span text:style-name="T16"><text:tab/><text:tab/>$data['content']='admin/user_list';</text:span></text:p>
        </text:list-item>
        <text:list-item>
          <text:p text:style-name="P23"><text:span text:style-name="T16"><text:tab/><text:tab/>$this-&gt;load-&gt;view('admin/admin', $data);</text:span></text:p>
        </text:list-item>
        <text:list-item>
          <text:p text:style-name="P23"><text:span text:style-name="T16"><text:tab/>}</text:span></text:p>
          <text:p text:style-name="P35"><text:span text:style-name="T16"/></text:p>
        </text:list-item>
      </text:list>
      <text:p text:style-name="P36"><text:span text:style-name="T16"><text:tab/>Fungsi user_list digunakan untuk menampilkan pengguna yang terdaftar di basis data. Baris </text:span><text:span text:style-name="T22">91</text:span><text:span text:style-name="T16"> memanggil fungsi getDaftarUser pada kelas model_login dimana fungsi ini digunakan untuk mengambil data pengguna yang ada di <text:s/>basis data.</text:span></text:p>
      <text:list xml:id="list38324910124159267" text:style-name="L13">
        <text:list-item>
          <text:p text:style-name="P24"><text:span text:style-name="T16">public function user_add($value='')</text:span></text:p>
        </text:list-item>
        <text:list-item>
          <text:p text:style-name="P24"><text:span text:style-name="T16"><text:tab/>{</text:span></text:p>
        </text:list-item>
        <text:list-item>
          <text:p text:style-name="P24"><text:span text:style-name="T16"><text:tab/><text:tab/># code...</text:span></text:p>
        </text:list-item>
        <text:list-item>
          <text:p text:style-name="P24"><text:span text:style-name="T16"><text:tab/><text:tab/>$data['user']=$this-&gt;sess_data();</text:span></text:p>
        </text:list-item>
        <text:list-item>
          <text:p text:style-name="P24"><text:span text:style-name="T16"><text:tab/><text:tab/>$data['level']=$this-&gt;getLevel($this-&gt;sess_data());</text:span></text:p>
        </text:list-item>
        <text:list-item>
          <text:p text:style-name="P24"><text:span text:style-name="T16"><text:tab/><text:tab/>$data['content']='admin/input_user';</text:span></text:p>
        </text:list-item>
        <text:list-item>
          <text:p text:style-name="P24"><text:span text:style-name="T16"><text:tab/><text:tab/>$this-&gt;load-&gt;view('admin/admin', $data);</text:span></text:p>
        </text:list-item>
        <text:list-item>
          <text:p text:style-name="P24"><text:span text:style-name="T16"><text:tab/>}</text:span></text:p>
        </text:list-item>
        <text:list-item>
          <text:p text:style-name="P37"><text:span text:style-name="T16"><text:tab/></text:span></text:p>
        </text:list-item>
      </text:list>
      <text:p text:style-name="P36"><text:span text:style-name="T18"><text:tab/>Fungsi article_update </text:span><text:span text:style-name="T19">digunakan untuk memanggil </text:span><text:span text:style-name="T7">view</text:span><text:span text:style-name="T19"> admin dengan menyertakan data </text:span><text:span text:style-name="T7">user, </text:span><text:span text:style-name="T19">level dan </text:span><text:span text:style-name="T7">content</text:span><text:span text:style-name="T19"> . Data </text:span><text:soft-page-break/><text:span text:style-name="T7">user </text:span><text:span text:style-name="T19">merupakan session pengguna yang login, data level merupakan level pengguna yang login dan data </text:span><text:span text:style-name="T7">content </text:span><text:span text:style-name="T19">merupakan </text:span><text:span text:style-name="T7">form</text:span><text:span text:style-name="T19"> </text:span><text:span text:style-name="T18">update</text:span><text:span text:style-name="T19"> pengumuman.</text:span><text:span text:style-name="T20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Verdana`" svg:font-family="Verdana`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8T13:36:34.924073778</meta:creation-date>
    <dc:date>2015-12-30T11:14:16.361064117</dc:date>
    <meta:editing-duration>PT1H25M31S</meta:editing-duration>
    <meta:editing-cycles>18</meta:editing-cycles>
    <meta:generator>LibreOffice/5.0.3.2$Linux_x86 LibreOffice_project/00m0$Build-2</meta:generator>
    <meta:document-statistic meta:table-count="0" meta:image-count="0" meta:object-count="0" meta:page-count="7" meta:paragraph-count="126" meta:word-count="765" meta:character-count="7096" meta:non-whitespace-character-count="6378"/>
  </office:meta>
</office:document-meta>
</file>